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202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202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202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202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2020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2018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2017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201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201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201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201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201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2010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2010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200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200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200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200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200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200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200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200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200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200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199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1996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1995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2304" calcext:value-type="float">
            <text:p>51.9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199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26" calcext:value-type="float">
            <text:p>51.2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1994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184" calcext:value-type="float">
            <text:p>50.6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199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5464" calcext:value-type="float">
            <text:p>50.5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199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4128" calcext:value-type="float">
            <text:p>50.5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199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1990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198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1986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348" calcext:value-type="float">
            <text:p>50.7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198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198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198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198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2504" calcext:value-type="float">
            <text:p>49.7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102</text:p>
          </table:table-cell>
          <table:table-cell office:value-type="string" calcext:value-type="string">
            <text:p>197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6304" calcext:value-type="float">
            <text:p>49.6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